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Standard">
      <style:paragraph-properties fo:margin-left="0.5in" fo:margin-right="0in" fo:margin-top="0in" fo:margin-bottom="0in" fo:line-height="200%" fo:text-align="start" style:justify-single-word="false" fo:text-indent="-0.5098in" style:auto-text-indent="false">
        <style:tab-stops/>
      </style:paragraph-properties>
      <style:text-properties style:font-name="times new roman" fo:font-size="12pt" style:font-size-asian="12pt" style:font-size-complex="12pt"/>
    </style:style>
    <style:style style:name="P13" style:family="paragraph" style:parent-style-name="Text_20_body">
      <style:paragraph-properties fo:margin-left="0in" fo:margin-right="0in" fo:margin-top="0in" fo:margin-bottom="0in" fo:line-height="200%" fo:text-indent="0.5in" style:auto-text-indent="false"/>
    </style:style>
    <style:style style:name="P14"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T12" style:family="text">
      <style:text-properties style:font-name="times new roman" fo:font-size="12pt" style:font-size-asian="12pt" style:font-size-complex="12pt"/>
    </style:style>
    <style:style style:name="T13" style:family="text">
      <style:text-properties style:text-underline-style="solid" style:text-underline-type="double" style:text-underline-width="auto" style:text-underline-color="font-color"/>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A. B. Walkley wrote of one </text:span><text:span text:style-name="T8">of the greatest comedies in the English language, “There is no discordant note of seriousness. It is of nonsense” (196). Despite its apparent dearth of “seriousness,” </text:span><text:span text:style-name="T7">The Importance of Being Earnest </text:span><text:span text:style-name="T8">by Oscar Wilde contains deep, radical meaning on many topics, including socialism. Arguably more surprising than a critic calling the masterpiece, “nonsense,” (He continued by saying, “Better nonsense, I think, our stage has not seen,” to be fair.) is that </text:span><text:span text:style-name="T6">Wilde, a self-professed socialist who wrote </text:span><text:span text:style-name="Emphasis"><text:span text:style-name="T6">The Soul of Man Under Socialism</text:span></text:span><text:span text:style-name="T6">, incorporated the ideology into his opus for reasons more important to him than advancing that cause. Though Wilde supported this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as inferiors (Killeen 133). Thus, he found the cause of Irish nationalism important not only ideologically but personally. Furthermore, <text:s/>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ext:span><text:soft-page-break/><text:span text:style-name="T6">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Algernon and Jack, who “Bunbury,” or visit fabricated friends (named after the man that Algernon “visits”)—including temporarily ending both of their engagements. These lies and the many other instances of a lack of respect for Victorian morals—values such as earnestness, propriety, and respect for others—criticize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9"><text:span text:style-name="T6">Wilde presents a blatant socialist message, but this apparent socialist theme means little on its own, as Wilde’s beliefs did not perfectly fit into socialism. Instead of functioning solely as a theme on its own, it also exposes a deep metaphor in the work. Killeen argues that Wilde did not solely claim socialism because he believed in its basic principles; instead, he proposes, Wilde utilized the socialism for other purposes. Killeen suggests that in </text:span><text:span text:style-name="Emphasis"><text:span text:style-name="T6">The Soul of Man Under Socialism</text:span></text:span><text:span text:style-name="T6">, Wilde mentioned popular socialist philosophers more as “name-dropping”, as a way to augment the essay’s popularity (110). Wilde believed in the main tenets of socialism, but his beliefs far transcended conventional socialism of the time (Hitchens 88). Instead of merely </text:span><text:soft-page-break/><text:span text:style-name="T6">lobbying for socialism because he believed in it, Killeen asserts that Wilde employed his socialism as a tool, in this case for marketing. Rather than only believing in socialism, still an extremely radical concept at the time, Wilde supported an even more extreme ideology—anarchism. Wilde directly stated this in an interview when he stated, “I am rather more than a Socialist … I am something of an Anarchist” (qtd. in Killeen 109). In the context of Wilde’s anarchism, the criticism of the rich in the play gains new meaning. The fact that Wilde harshly criticizes the aristocratic </text:span><text:span text:style-name="T8">characters in </text:span><text:span text:style-name="T7">The Importance of Being Earnest </text:span><text:span text:style-name="T6">represents a criticism of English government and English society itself. By exposing the superficiality of their honor and honesty, Wilde undermines their Victorian values, portraying the apparent morality as a thin, ornate facade attempting to cover deep-rooted, hideous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system. This subversive act of simultaneously questioning the economic system and the government supports the socialist theme and leads the audience to the theme that the socialist theme represents, the belief that England is oppressing Ireland in the same manner that the upper class is oppressing the lower class. </text:span></text:p>
        <text:p text:style-name="P9"><text:span text:style-name="T6">Throughout </text:span><text:span text:style-name="Emphasis"><text:span text:style-name="T6">The Importance of Being Earnest</text:span></text:span><text:span text:style-name="T6">, Oscar Wilde mocks the English upper class, creating ostensible socialist themes. One particular instance of this ridicule occurs early in the drama when Algernon states, “if the lower orders don’t set us a good example, what on earth is the use of them? They seem, as a class, to have absolutely no sense of moral responsibility” (2). Algernon reprobates the “lower orders,” but “it is in fact the upper class that ends up as the </text:span><text:soft-page-break/><text:span text:style-name="T6">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aristocrats claimed to stress morality, yet in reality they completely lacked it, as demonstrated by Algernon’s and Jack’s need to Bunbury. Algernon’s ridiculous disgust with the 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In so doing, he creates the socialist theme supporting more liberty for the middle class, which represents his support for Ireland's freedom from England's ascendancy. </text:span></text:p>
        <text:p text:style-name="P9"><text:span text:style-name="T6">This ridicule equally attacks characters from the town and from the country—despite the dichotomy between the two domains—demonstrating that Wilde is mocking the English upper class as a whole, rather than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As well as signifying the upper </text:span><text:soft-page-break/><text:span text:style-name="T6">class shirking its duty to the workers, it also symbolizes England failing to fulfill its obligation to fairly govern Ireland, since England rules it <text:s/>for its own profit, comparable to the pleasure that Algernon and Jack seek, than for the welfare of the Irish people. Bunburying also serves as another example of deception, as each of the heroes invents a person to visit as a pretense for the Bunburying. The fact that both partake in this action shows the balance between the Londoners and the country-dwellers in the play. </text:span></text:p>
        <text:p text:style-name="P9"><text:span text:style-name="T6">Wilde further creates equality between Londoners and country folk by having those from both London and the country say lines that mock the rich. In one such instance, Algernon, who hails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e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is line uses hyperbole to emphasize how dishonest the aristocrats were by suggesting that one might apologize for straying from the norm and living a life free from lies. “[T]he idea that it is painful for Jack to tell the truth ... reveals Oscar Wilde’s view that it is stereotypical behaviour of the upper class people to be deceitful” (</text:span><text:span text:style-name="T12">Tamminen-Kivistö 48)</text:span><text:span text:style-name="T6">. This attack upon the nobles' honor further conveys Wilde's censure of the upper class by reinforcing the idea of their immorality. The criticism continues when Gwendolen responds to Jack's request, “I can. For I feel that you are sure to change” (54). This reinforces the idea that the status quo in noble society is deceit; </text:span><text:soft-page-break/><text:span text:style-name="T6">Gwendolen does not even consider the possibility that Jack might continue his honesty. Since characters from both the country and the city proclaim these scathing lines, the play satirizes the upper class as a whole. By exposing that the aristocrats possess at least as many faults as those of the working class, these lines imply that England should implement socialism, which would place those from the lower class at equal status with these ignoble nobles.</text:span></text:p>
        <text:p text:style-name="P9"><text:span text:style-name="T6">Wilde further emphasizes this balance by occasionally giving foils the exact same line. For example, when Gwendolen and Cecily determine that some deception has occurred, Gwendolen first asks Jack, “A moment! May I ask if you are engaged to be married to this young lady?”, to which he responds,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text:s/>The fact that characters from both the city and the country say lines with scathing implications about the upper class shows that Wilde directs the satire at the the upper class as a whole, rather than just those who live in the city or in the country, creating an apparent socialist theme by criticizing the rich.</text:span></text:p>
        <text:p text:style-name="P10">In one brief exchange between Lady Bracknell and Jack, Wilde expands the socialist messages, insults England, and alludes to the issue of Ireland. While determining if Jack may <text:soft-page-break/>marry Gwendolen, Lady Bracknell professes, “The whole theory of education is radically unsound. Fortunately in England, at any rate, education produces no effect whatsoever. If it did, it would prove a serious danger to the upper classes, and probably lead to acts of violence in Grosvenor Square” (13). For one, this passage disparages English society by pointing out the failure of its education system. Furthermore, it continues the ridicule of the upper echelon by implying that the aristocrats prefer that the schools not to teach effectively so that the working class continues to suffer without opportunity to alter their situation. As Lalonde phrases it, <text:span text:style-name="T11">“educational institutions serve the interests of the ruling class” (670); therefore, the English schools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ext:s/>which failed to pass in large part due to Liberal Unionists, that would have granted Ireland sovereignty (Lalonde 670). Lady Bracknell, the paradigm of an upper-class English woman caring solely about society and propriety, “dines with,” Liberal Unionists. Since the entire play serves to mock the society that Lady Bracknell represents, Wilde's connection of Lady Bracknell to the legislators who prevented Ireland from attaining autonomy transfers all of the socialist-themed criticism of the upper class to England as a whole. By associating Lady Bracknell with both England's upper class and the English rulers who denied Ireland autonomy, Wilde demonstrates the parallel between the wealthy preventing the commoners from usurping them, such as through inadequate education, and England rejecting Irish Home Rule to prevent Ireland </text:span><text:soft-page-break/><text:span text:style-name="T11">from gaining power.</text:span></text:p>
        <text:p text:style-name="P9"><text:span text:style-name="T6">Another instance of criticism of Lady Bracknell transferring to critique of England's reign over Ireland occurs when she insults Jack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upper class. Furthermore, since Lady Bracknell, “the paragon of propriety,” (Stoller 89) who epitomizes English society, utters the line, her heartless disregard for the suffering of those less blessed than herself reflects onto the entirety of English society because Victorian England stressed propriety. This indifference to suffering relates directly to the issue of English rule of Ireland because Bracknell's line bears similarities to the Great Potato Famine, which occurred just a few years before Wilde’s birth. During that period of crop failure, the English allowed 1 million Irish to starve to death while still forcing Ireland to export food (Killeen 134). Lady Bracknell's coldness towards Jack's orphanhood emulates England's apathy to the plight of the Irish during the famine. By portraying Lady Bracknell as a woman devoid of morality and sympathy, Wilde harshly criticizes not just the upper class, but England as a whole as well. In so doing, he suggests that England ruthlessly and wrongfully rules Ireland. </text:span></text:p>
        <text:p text:style-name="P10">Wilde, an avid Irish nationalist, uses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ext:soft-page-break/>this disdain.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he plight of the working class, toiling for long hours in dangerous conditions for little pay. The strong parallel between these two causes that Wilde supported allowed him to nestle support for one within the other.</text:p>
        <text:p text:style-name="P9"><text:span text:style-name="T6">Though Wilde supports socialism as well, he primarily utilizes the socialist-seeming theme in </text:span><text:span text:style-name="Emphasis"><text:span text:style-name="T6">The Importance of Being Earnest</text:span></text:span><text:span text:style-name="T6"> as a metaphor for the theme of Irish nationalism. This theme has more value to him because he was born rich but Irish. Morally, he opposes both England’s subjugation of Ireland and the subjugation of the working class by the prosperous, but he only stands to gain from Irish nationalism. In fact, as a fairly affluent figure, he probably would personally suffer from a transition to socialism and the subsequent redistribution of wealth. Though socialism and mocking the upper class of England are not Wilde’s primary intention, they act as an extremely effective vehicle for conveying that theme because of the strong parallel. The socialist themes play a pivotal role in the play; though most at the time </text:span><text:soft-page-break/><text:span text:style-name="T6">opposed socialism, simply supporting it woul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 </text:span></text:p>
        <text:p text:style-name="P9"><text:span text:style-name="T6">This clandestine message demonstrates that an audience must be wary of interpreting any aspect of a literary work totally literally without considering the possibility of deeper meaning. 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Making a controversial theme more discrete also improves the reader's reception of the message. A reader with a strong stance against the author's thesis would often reject the proposal without granting it a fair chance if the writer were to present the message in a straightforward manner. However, if a story requires cogitation for the reader to determine the true theme, the author could dupe an ardently opposed audience into hearing her arguments because the readers would not know the theme until after reading the work and thus hearing the author's rationale. Since there will always be some highly-scorned </text:span><text:soft-page-break/><text:span text:style-name="T6">opinions that the public or those in power find detestable, authors will find ingenious manners such as this one to cloak yet express their unpopular beliefs, and readers must stay aware of this so that they do not pass over these themes. </text:span></text:p>
      </text:section>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12">Stoller, Ted. “Satire and Social Change: The Importance of Having Humour.” <text:span text:style-name="T1">Stellar</text:span><text:span text:style-name="T2"> 2 (2008): 88-93. 8 April 2009 &lt;http://www.okcu.edu/english/stellar2008.pdf&gt;.</text:span></text:p>
      <text:p text:style-name="P5">Tamminen-Kivistö, Minna. “Victorian Society on a Small Scale? – Upper Social Classes as the Targets of Critique in <text:span text:style-name="T1">The Importance of Being Earnest</text:span> by Oscar Wilde.” Diss. U of Tampere, 2005. </text:p>
      <text:p text:style-name="P5">Walkley, A.B. “On <text:span text:style-name="T1">The Importance of Being Earnest</text:span><text:span text:style-name="T2">.” </text:span><text:span text:style-name="T1">Oscar Wilde: The Critical Heritage</text:span><text:span text:style-name="T2">. Ed. Karl Beckson. London: Routledge &amp; Kegan Paul: 1970. 196-199.</text:span></text:p>
      <text:p text:style-name="P5">Wallace, Sarah. "The Importance of Being Subversive." <text:span text:style-name="T9">American Reperotry Theatre</text:span>. 5 Nov 2006. 5 Apr 2009 &lt;http://www.amrep.org/articles/5_2c/subversive.html&gt;.</text:p>
      <text:p text:style-name="P3"><text:soft-page-break/>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9T03:46:10</dc:date>
    <meta:editing-cycles>294</meta:editing-cycles>
    <meta:editing-duration>P1DT14H8M14S</meta:editing-duration>
    <meta:user-defined meta:name="Info 1"/>
    <meta:user-defined meta:name="Info 2"/>
    <meta:user-defined meta:name="Info 3"/>
    <meta:user-defined meta:name="Info 4"/>
    <meta:document-statistic meta:table-count="0" meta:image-count="0" meta:object-count="0" meta:page-count="13" meta:paragraph-count="32" meta:word-count="3799" meta:character-count="23840"/>
  </office:meta>
</office:document-meta>
</file>